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208in"/>
    </style:style>
    <style:style style:name="Table1.B" style:family="table-column">
      <style:table-column-properties style:column-width="1.2715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1.3722in"/>
    </style:style>
    <style:style style:name="Table1.E" style:family="table-column">
      <style:table-column-properties style:column-width="1.4438in"/>
    </style:style>
    <style:style style:name="Table1.A1" style:family="table-cell">
      <style:table-cell-properties style:vertical-align="bottom" style:border-line-width-left="0.0035in 0.0035in 0.0035in" style:border-line-width-right="0.0035in 0.0035in 0.0035in" style:border-line-width-top="0.0035in 0.0035in 0.0035in" style:border-line-width-bottom="0in 0.0014in 0.0007in" fo:padding="0.0521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bottom" style:border-line-width-left="0in 0.0014in 0.0007in" style:border-line-width-right="0.0035in 0.0035in 0.0035in" style:border-line-width-top="0.0035in 0.0035in 0.0035in" style:border-line-width-bottom="0in 0.0014in 0.0007in" fo:padding="0.0521in" fo:border-left="0.05pt double #808080" fo:border-right="0.75pt double #808080" fo:border-top="0.75pt double #808080" fo:border-bottom="0.05pt double #808080"/>
    </style:style>
    <style:style style:name="Table1.E1" style:family="table-cell">
      <style:table-cell-properties style:border-line-width-left="0in 0.0014in 0.0007in" style:border-line-width-right="0.0035in 0.0035in 0.0035in" style:border-line-width-top="0.0035in 0.0035in 0.0035in" style:border-line-width-bottom="0in 0.0014in 0.0007in" fo:padding="0.0521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521in" fo:border-left="0.75pt double #808080" fo:border-right="0.75pt double #808080" fo:border-top="none" fo:border-bottom="0.05pt double #808080"/>
    </style:style>
    <style:style style:name="Table1.B2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C2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D2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E2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B3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C3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D3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E3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B4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C4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D4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E4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B5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C5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D5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E5" style:family="table-cell">
      <style:table-cell-properties style:border-line-width-left="0in 0.0014in 0.0007in" style:border-line-width-right="0.0035in 0.0035in 0.0035in" style:border-line-width-bottom="0in 0.0014in 0.0007in" fo:padding="0.0521in" fo:border-left="0.05pt double #808080" fo:border-right="0.75pt double #808080" fo:border-top="none" fo:border-bottom="0.05pt double #808080"/>
    </style:style>
    <style:style style:name="Table1.A6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521in" fo:border-left="0.75pt double #808080" fo:border-right="0.75pt double #808080" fo:border-top="none" fo:border-bottom="0.75pt double #808080"/>
    </style:style>
    <style:style style:name="Table1.B6" style:family="table-cell">
      <style:table-cell-properties style:border-line-width-left="0in 0.0014in 0.0007in" style:border-line-width-right="0.0035in 0.0035in 0.0035in" style:border-line-width-bottom="0.0035in 0.0035in 0.0035in" fo:padding="0.0521in" fo:border-left="0.05pt double #808080" fo:border-right="0.75pt double #808080" fo:border-top="none" fo:border-bottom="0.75pt double #808080"/>
    </style:style>
    <style:style style:name="Table1.C6" style:family="table-cell">
      <style:table-cell-properties style:border-line-width-left="0in 0.0014in 0.0007in" style:border-line-width-right="0.0035in 0.0035in 0.0035in" style:border-line-width-bottom="0.0035in 0.0035in 0.0035in" fo:padding="0.0521in" fo:border-left="0.05pt double #808080" fo:border-right="0.75pt double #808080" fo:border-top="none" fo:border-bottom="0.75pt double #808080"/>
    </style:style>
    <style:style style:name="Table1.D6" style:family="table-cell">
      <style:table-cell-properties style:border-line-width-left="0in 0.0014in 0.0007in" style:border-line-width-right="0.0035in 0.0035in 0.0035in" style:border-line-width-bottom="0.0035in 0.0035in 0.0035in" fo:padding="0.0521in" fo:border-left="0.05pt double #808080" fo:border-right="0.75pt double #808080" fo:border-top="none" fo:border-bottom="0.75pt double #808080"/>
    </style:style>
    <style:style style:name="Table1.E6" style:family="table-cell">
      <style:table-cell-properties style:border-line-width-left="0in 0.0014in 0.0007in" style:border-line-width-right="0.0035in 0.0035in 0.0035in" style:border-line-width-bottom="0.0035in 0.0035in 0.0035in" fo:padding="0.0521in" fo:border-left="0.05pt double #808080" fo:border-right="0.75pt double #808080" fo:border-top="none" fo:border-bottom="0.75pt double #808080"/>
    </style:style>
    <style:style style:name="P1" style:family="paragraph" style:parent-style-name="Standard">
      <style:paragraph-properties fo:text-align="center" style:justify-single-word="false"/>
      <style:text-properties officeooo:rsid="000c3e93" officeooo:paragraph-rsid="000c3e93"/>
    </style:style>
    <style:style style:name="P2" style:family="paragraph" style:parent-style-name="Table_20_Contents">
      <style:text-properties fo:font-size="12pt" officeooo:rsid="000c3e93" officeooo:paragraph-rsid="000c3e93" style:font-size-asian="10.5pt" style:font-size-complex="12pt"/>
    </style:style>
    <style:style style:name="P3" style:family="paragraph" style:parent-style-name="Table_20_Contents">
      <style:paragraph-properties fo:margin-top="0in" fo:margin-bottom="0in" loext:contextual-spacing="false"/>
    </style:style>
    <style:style style:name="P4" style:family="paragraph" style:parent-style-name="Table_20_Contents">
      <style:paragraph-properties fo:margin-top="0in" fo:margin-bottom="0in" loext:contextual-spacing="false"/>
      <style:text-properties fo:language="en" fo:country="US"/>
    </style:style>
    <style:style style:name="P5" style:family="paragraph" style:parent-style-name="Table_20_Contents">
      <style:paragraph-properties fo:margin-top="0in" fo:margin-bottom="0in" loext:contextual-spacing="false"/>
      <style:text-properties fo:language="en" fo:country="US" fo:font-style="italic"/>
    </style:style>
    <style:style style:name="P6" style:family="paragraph" style:parent-style-name="Table_20_Contents">
      <style:paragraph-properties fo:margin-top="0in" fo:margin-bottom="0in" loext:contextual-spacing="false"/>
      <style:text-properties fo:language="en" fo:country="US" fo:font-style="italic" officeooo:rsid="000e1d85" officeooo:paragraph-rsid="000e1d85"/>
    </style:style>
    <style:style style:name="P7" style:family="paragraph" style:parent-style-name="Table_20_Contents">
      <style:paragraph-properties fo:margin-top="0in" fo:margin-bottom="0in" loext:contextual-spacing="false"/>
      <style:text-properties fo:language="en" fo:country="US" officeooo:rsid="000c3e93" officeooo:paragraph-rsid="000c3e93"/>
    </style:style>
    <style:style style:name="P8" style:family="paragraph" style:parent-style-name="Table_20_Contents">
      <style:paragraph-properties fo:margin-top="0in" fo:margin-bottom="0in" loext:contextual-spacing="false"/>
      <style:text-properties fo:language="en" fo:country="US" officeooo:rsid="000e1d85" officeooo:paragraph-rsid="000e1d85"/>
    </style:style>
    <style:style style:name="P9" style:family="paragraph" style:parent-style-name="Table_20_Contents">
      <style:paragraph-properties fo:margin-top="0in" fo:margin-bottom="0in" loext:contextual-spacing="false"/>
      <style:text-properties fo:language="en" fo:country="US" officeooo:rsid="000e1d85" officeooo:paragraph-rsid="000e233d"/>
    </style:style>
    <style:style style:name="P10" style:family="paragraph" style:parent-style-name="Table_20_Contents">
      <style:paragraph-properties fo:margin-top="0in" fo:margin-bottom="0in" loext:contextual-spacing="false"/>
      <style:text-properties fo:language="en" fo:country="US" officeooo:rsid="000e233d" officeooo:paragraph-rsid="000e233d"/>
    </style:style>
    <style:style style:name="P11" style:family="paragraph" style:parent-style-name="Table_20_Contents">
      <style:paragraph-properties fo:margin-top="0in" fo:margin-bottom="0in" loext:contextual-spacing="false"/>
      <style:text-properties officeooo:rsid="000e233d" officeooo:paragraph-rsid="000e233d"/>
    </style:style>
    <style:style style:name="T1" style:family="text">
      <style:text-properties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officeooo:rsid="000e1d85"/>
    </style:style>
    <style:style style:name="T5" style:family="text">
      <style:text-properties officeooo:rsid="000e2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ẬP : ĐẠT MỤC TIÊU TỐT THEO SMART</text:p>
      <text:p text:style-name="Standard"/>
      <text:p text:style-name="Standard"/>
      <text:p text:style-name="Standard"><text:bookmark text:name="yui_3_17_2_1_1586322267453_50"/><text:bookmark text:name="yui_3_17_2_1_1586322267453_4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<text:line-break/></text:p>
          </table:table-cell>
          <table:table-cell table:style-name="Table1.B1" office:value-type="string">
            <text:p text:style-name="P7">4</text:p>
          </table:table-cell>
          <table:table-cell table:style-name="Table1.B1" office:value-type="string">
            <text:p text:style-name="P7">3</text:p>
          </table:table-cell>
          <table:table-cell table:style-name="Table1.B1" office:value-type="string">
            <text:p text:style-name="P7">2</text:p>
          </table:table-cell>
          <table:table-cell table:style-name="Table1.E1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4">Cụ thể</text:p>
            <text:p text:style-name="P4">Specific</text:p>
          </table:table-cell>
          <table:table-cell table:style-name="Table1.B5" office:value-type="string">
            <text:p text:style-name="P8"><text:span text:style-name="T1">làm lập trình viên dài hạn nước ngoài</text:span></text:p>
          </table:table-cell>
          <table:table-cell table:style-name="Table1.C5" office:value-type="string">
            <text:p text:style-name="P4">điểm <text:span text:style-name="T4">TOEIC trên 800 điểm</text:span></text:p>
          </table:table-cell>
          <table:table-cell table:style-name="Table1.D5" office:value-type="string">
            <text:p text:style-name="P4">ước <text:span text:style-name="T4">tính giành 3 triệu/ tháng tròn vòng 3 năm <text:s/>để thực hiện</text:span></text:p>
          </table:table-cell>
          <table:table-cell table:style-name="Table1.E5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Đo được</text:p>
            <text:p text:style-name="P4">Measurable</text:p>
          </table:table-cell>
          <table:table-cell table:style-name="Table1.B5" office:value-type="string">
            <text:p text:style-name="P10"><text:span text:style-name="T1">Mức điểm chuyên ngành 7/10</text:span></text:p>
          </table:table-cell>
          <table:table-cell table:style-name="Table1.C5" office:value-type="string">
            <text:p text:style-name="P4"><text:span text:style-name="T1"/></text:p>
          </table:table-cell>
          <table:table-cell table:style-name="Table1.D5" office:value-type="string">
            <text:p text:style-name="P8"><text:span text:style-name="T1">Chi tiêu 4 triệu/ tháng, để giành 3triệu/tháng</text:span></text:p>
          </table:table-cell>
          <table:table-cell table:style-name="Table1.E5" office:value-type="string">
            <text:p text:style-name="P3"><text:span text:style-name="T2"/></text:p>
          </table:table-cell>
        </table:table-row>
        <table:table-row>
          <table:table-cell table:style-name="Table1.A2" office:value-type="string">
            <text:p text:style-name="P4">Khả thi</text:p>
            <text:p text:style-name="P4">Attainable</text:p>
          </table:table-cell>
          <table:table-cell table:style-name="Table1.B5" office:value-type="string">
            <text:p text:style-name="P11"><text:span text:style-name="T2">Trong vòng 1 năm nữa lương 7 triệu 1 tháng</text:span></text:p>
          </table:table-cell>
          <table:table-cell table:style-name="Table1.C5" office:value-type="string">
            <text:p text:style-name="P3"><text:span text:style-name="T2"/></text:p>
          </table:table-cell>
          <table:table-cell table:style-name="Table1.D5" office:value-type="string">
            <text:p text:style-name="P9"><text:span text:style-name="T1">Chi tiêu 4 triệu/ tháng, để giành 3triệu/tháng</text:span></text:p>
          </table:table-cell>
          <table:table-cell table:style-name="Table1.E5" office:value-type="string">
            <text:p text:style-name="P3"><text:span text:style-name="T2"/></text:p>
          </table:table-cell>
        </table:table-row>
        <table:table-row>
          <table:table-cell table:style-name="Table1.A2" office:value-type="string">
            <text:p text:style-name="P4">Thực tế</text:p>
            <text:p text:style-name="P4">Relevant</text:p>
          </table:table-cell>
          <table:table-cell table:style-name="Table1.B5" office:value-type="string">
            <text:p text:style-name="P10">Trong vòng 1 năm nữa lương 7 triệu 1 tháng</text:p>
          </table:table-cell>
          <table:table-cell table:style-name="Table1.C5" office:value-type="string">
            <text:p text:style-name="P4">Điểm <text:span text:style-name="T5">TOEIC chỉ đc 300</text:span></text:p>
          </table:table-cell>
          <table:table-cell table:style-name="Table1.D5" office:value-type="string">
            <text:p text:style-name="P10">Đang xin việc</text:p>
          </table:table-cell>
          <table:table-cell table:style-name="Table1.E5" office:value-type="string">
            <text:p text:style-name="P4"/>
          </table:table-cell>
        </table:table-row>
        <table:table-row>
          <table:table-cell table:style-name="Table1.A6" office:value-type="string">
            <text:p text:style-name="P4">Ràng buộc thời gian</text:p>
            <text:p text:style-name="P4">Time bound</text:p>
          </table:table-cell>
          <table:table-cell table:style-name="Table1.B6" office:value-type="string">
            <text:p text:style-name="P11"><text:span text:style-name="T2">Trong vòng 1 năm nữa lương 7 triệu 1 tháng</text:span></text:p>
          </table:table-cell>
          <table:table-cell table:style-name="Table1.C6" office:value-type="string">
            <text:p text:style-name="P10">3 năm để cải thiện điểm TOEIC</text:p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3:42:42.538747423</meta:creation-date>
    <dc:date>2020-04-08T14:09:54.092093718</dc:date>
    <meta:editing-duration>PT5M30S</meta:editing-duration>
    <meta:editing-cycles>1</meta:editing-cycles>
    <meta:document-statistic meta:table-count="1" meta:image-count="0" meta:object-count="0" meta:page-count="1" meta:paragraph-count="28" meta:word-count="123" meta:character-count="561" meta:non-whitespace-character-count="463"/>
    <meta:generator>LibreOffice/6.0.7.3$Linux_X86_64 LibreOffice_project/00m0$Build-3</meta:generator>
  </office:meta>
</office:document-meta>
</file>